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9b5d" officeooo:paragraph-rsid="001f9b5d"/>
    </style:style>
    <style:style style:name="P2" style:family="paragraph" style:parent-style-name="Standard" style:list-style-name="L1">
      <style:text-properties officeooo:rsid="001f9b5d" officeooo:paragraph-rsid="001f9b5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33c3a" officeooo:paragraph-rsid="00233c3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178d" officeooo:paragraph-rsid="0026178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ac470" officeooo:paragraph-rsid="002ac4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cd252" officeooo:paragraph-rsid="002cd252" style:font-weight-asian="bold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normal" officeooo:rsid="0026178d" officeooo:paragraph-rsid="0026178d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233c3a" officeooo:paragraph-rsid="00233c3a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2478f6" officeooo:paragraph-rsid="002478f6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officeooo:rsid="00265bde" officeooo:paragraph-rsid="00265bde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normal" officeooo:rsid="002664b6" officeooo:paragraph-rsid="002664b6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normal" officeooo:rsid="00296426" officeooo:paragraph-rsid="0029642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96426" officeooo:paragraph-rsid="00296426" style:font-weight-asian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normal" officeooo:rsid="002ac470" officeooo:paragraph-rsid="002ac470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normal" officeooo:rsid="002b18f0" officeooo:paragraph-rsid="002b18f0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normal" officeooo:rsid="002bea3d" officeooo:paragraph-rsid="002bea3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ea3d" officeooo:paragraph-rsid="002bea3d" style:font-weight-asian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weight="normal" officeooo:rsid="002cd252" officeooo:paragraph-rsid="002cd252" style:font-weight-asian="normal" style:font-weight-complex="normal"/>
    </style:style>
    <style:style style:name="T1" style:family="text">
      <style:text-properties officeooo:rsid="0021f59d"/>
    </style:style>
    <style:style style:name="T2" style:family="text">
      <style:text-properties officeooo:rsid="00220f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INT</text:p>
      <text:p text:style-name="P1"/>
      <text:p text:style-name="P1">Open Source intelligence — Вид элеткронной разведки, включающий поиск, сбор и анализ информации, полученной из общедоступных источников. Ключевой целью OSINT является поиск оперативно-значимой информации и ее последующее использование при подготовке аналитических материалов. </text:p>
      <text:p text:style-name="P1"/>
      <text:p text:style-name="P1"/>
      <text:p text:style-name="P1">Виды объектов поиска</text:p>
      <text:list text:style-name="L1">
        <text:list-item>
          <text:p text:style-name="P2">Персона — персональная информация, сведения о родственниках и близких, контактные и адресные данные</text:p>
        </text:list-item>
        <text:list-item>
          <text:p text:style-name="P2">Организация — информация о структуре, <text:span text:style-name="T1">сотрудниках и руководителях учреждения, адреса электронной почты и другая контактная информация, сведения об используемом в организации ПО и «железе»</text:span></text:p>
        </text:list-item>
        <text:list-item>
          <text:p text:style-name="P2">Документ — <text:span text:style-name="T2">оцифрованные документы «Персон» и «Организаций»</text:span></text:p>
        </text:list-item>
      </text:list>
      <text:p text:style-name="P1"/>
      <text:p text:style-name="P1"/>
      <text:p text:style-name="P3">Персона</text:p>
      <text:list text:style-name="L2">
        <text:list-item>
          <text:p text:style-name="P8">Следы в сети</text:p>
        </text:list-item>
        <text:list-item>
          <text:p text:style-name="P8">Google</text:p>
        </text:list-item>
        <text:list-item>
          <text:p text:style-name="P8">Yandex</text:p>
        </text:list-item>
        <text:list-item>
          <text:p text:style-name="P8">Поиск человека по фото</text:p>
        </text:list-item>
        <text:list-item>
          <text:p text:style-name="P8">Электронное письмо с трекером</text:p>
        </text:list-item>
        <text:list-item>
          <text:p text:style-name="P9">Telegram (Чаты, каналы, боты)</text:p>
        </text:list-item>
      </text:list>
      <text:p text:style-name="P4"/>
      <text:p text:style-name="P4">Глобальные данные. Геоданные:</text:p>
      <text:list text:style-name="L5">
        <text:list-item>
          <text:p text:style-name="P7">Оптическое, инфракрасное и радиодиапазонное изображение со спутника за несколько лет</text:p>
        </text:list-item>
        <text:list-item>
          <text:p text:style-name="P7">Возможность следить за обстановкой на планете в реальном времени (Пожары, бури, ураганы)</text:p>
        </text:list-item>
        <text:list-item>
          <text:p text:style-name="P7">Возможность определить местоположение объекта по фото через нейросеть</text:p>
        </text:list-item>
        <text:list-item>
          <text:p text:style-name="P10">Линии электропередач, телекоммуникации, солнечная, нефтяная, газовая, водная инфраструктура всего мира</text:p>
        </text:list-item>
        <text:list-item>
          <text:p text:style-name="P10">Морская карта границ, особых зон, судоходных путей с наложением линий морского сообщения</text:p>
        </text:list-item>
        <text:list-item>
          <text:p text:style-name="P11">Обнаружение учреждений вблизи заданной точки</text:p>
        </text:list-item>
        <text:list-item>
          <text:p text:style-name="P12">3D карта зданий всего мира с тенями от них в различное время суток</text:p>
        </text:list-item>
      </text:list>
      <text:p text:style-name="P13"/>
      <text:p text:style-name="P5">Транспорт:</text:p>
      <text:list text:style-name="L6">
        <text:list-item>
          <text:p text:style-name="P14">Водный транспорт, передвижение судов по всему миру</text:p>
        </text:list-item>
        <text:list-item>
          <text:p text:style-name="P15">Воздушный транспорт</text:p>
        </text:list-item>
        <text:list-item>
          <text:p text:style-name="P15">Железнодорожная инфраструктура</text:p>
        </text:list-item>
        <text:list-item>
          <text:p text:style-name="P16">Камеры видеонаблюдения</text:p>
        </text:list-item>
      </text:list>
      <text:p text:style-name="P17"/>
      <text:p text:style-name="P6">Еще следы:</text:p>
      <text:list text:style-name="L7">
        <text:list-item>
          <text:p text:style-name="P18">Google drive</text:p>
        </text:list-item>
        <text:list-item>
          <text:p text:style-name="P18">VK файлы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20:03:08.193622450</meta:creation-date>
    <dc:date>2024-10-11T22:05:33.278029290</dc:date>
    <meta:editing-duration>PT1H30M55S</meta:editing-duration>
    <meta:editing-cycles>13</meta:editing-cycles>
    <meta:generator>LibreOffice/24.2.5.2$Linux_X86_64 LibreOffice_project/420$Build-2</meta:generator>
    <meta:document-statistic meta:table-count="0" meta:image-count="0" meta:object-count="0" meta:page-count="1" meta:paragraph-count="29" meta:word-count="209" meta:character-count="1509" meta:non-whitespace-character-count="1346"/>
  </office:meta>
</office:document-meta>
</file>